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000000060ABE47162DA88B00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loext:padding="0.049cm" loext:border="0.06pt solid #d9d9e3"/>
    </style:style>
    <style:style style:name="P2" style:family="paragraph" style:parent-style-name="Standard">
      <style:paragraph-properties fo:margin-top="0cm" fo:margin-bottom="0.499cm" loext:contextual-spacing="false"/>
      <style:text-properties loext:padding="0.049cm" loext:border="0.06pt solid #d9d9e3"/>
    </style:style>
    <style:style style:name="P3" style:family="paragraph" style:parent-style-name="Text_20_body">
      <style:text-properties loext:padding="0.049cm" loext:border="0.06pt solid #d9d9e3"/>
    </style:style>
    <style:style style:name="P4" style:family="paragraph" style:parent-style-name="Text_20_body">
      <style:paragraph-properties fo:padding="0.049cm" fo:border="0.06pt solid #d9d9e3"/>
      <style:text-properties loext:padding="0.049cm" loext:border="0.06pt solid #d9d9e3"/>
    </style:style>
    <style:style style:name="P5" style:family="paragraph" style:parent-style-name="Text_20_body" style:list-style-name="L1">
      <style:paragraph-properties fo:padding="0.049cm" fo:border="0.06pt solid #d9d9e3"/>
      <style:text-properties loext:padding="0.049cm" loext:border="0.06pt solid #d9d9e3"/>
    </style:style>
    <style:style style:name="P6" style:family="paragraph" style:parent-style-name="Text_20_body" style:list-style-name="L2">
      <style:paragraph-properties fo:padding="0.049cm" fo:border="0.06pt solid #d9d9e3"/>
      <style:text-properties loext:padding="0.049cm" loext:border="0.06pt solid #d9d9e3"/>
    </style:style>
    <style:style style:name="P7" style:family="paragraph" style:parent-style-name="Text_20_body" style:list-style-name="L3">
      <style:paragraph-properties fo:padding="0.049cm" fo:border="0.06pt solid #d9d9e3"/>
      <style:text-properties loext:padding="0.049cm" loext:border="0.06pt solid #d9d9e3"/>
    </style:style>
    <style:style style:name="P8" style:family="paragraph" style:parent-style-name="Text_20_body" style:list-style-name="L4">
      <style:paragraph-properties fo:padding="0.049cm" fo:border="0.06pt solid #d9d9e3"/>
      <style:text-properties loext:padding="0.049cm" loext:border="0.06pt solid #d9d9e3"/>
    </style:style>
    <style:style style:name="P9" style:family="paragraph" style:parent-style-name="Text_20_body" style:list-style-name="L5">
      <style:paragraph-properties fo:padding="0.049cm" fo:border="0.06pt solid #d9d9e3"/>
      <style:text-properties loext:padding="0.049cm" loext:border="0.06pt solid #d9d9e3"/>
    </style:style>
    <style:style style:name="P10" style:family="paragraph" style:parent-style-name="Text_20_body" style:list-style-name="L7">
      <style:paragraph-properties fo:padding="0.049cm" fo:border="0.06pt solid #d9d9e3"/>
      <style:text-properties loext:padding="0.049cm" loext:border="0.06pt solid #d9d9e3"/>
    </style:style>
    <style:style style:name="P11" style:family="paragraph" style:parent-style-name="Text_20_body" style:list-style-name="L1">
      <style:paragraph-properties fo:padding="0.049cm" fo:border="0.06pt solid #d9d9e3"/>
    </style:style>
    <style:style style:name="P12" style:family="paragraph" style:parent-style-name="Text_20_body" style:list-style-name="L2">
      <style:paragraph-properties fo:padding="0.049cm" fo:border="0.06pt solid #d9d9e3"/>
    </style:style>
    <style:style style:name="P13" style:family="paragraph" style:parent-style-name="Text_20_body" style:list-style-name="L3">
      <style:paragraph-properties fo:padding="0.049cm" fo:border="0.06pt solid #d9d9e3"/>
    </style:style>
    <style:style style:name="P14" style:family="paragraph" style:parent-style-name="Text_20_body" style:list-style-name="L4">
      <style:paragraph-properties fo:padding="0.049cm" fo:border="0.06pt solid #d9d9e3"/>
    </style:style>
    <style:style style:name="P15" style:family="paragraph" style:parent-style-name="Text_20_body" style:list-style-name="L5">
      <style:paragraph-properties fo:padding="0.049cm" fo:border="0.06pt solid #d9d9e3"/>
    </style:style>
    <style:style style:name="P16" style:family="paragraph" style:parent-style-name="Text_20_body" style:list-style-name="L6">
      <style:paragraph-properties fo:padding="0.049cm" fo:border="0.06pt solid #d9d9e3"/>
    </style:style>
    <style:style style:name="P17" style:family="paragraph" style:parent-style-name="Text_20_body" style:list-style-name="L7">
      <style:paragraph-properties fo:padding="0.049cm" fo:border="0.06pt solid #d9d9e3"/>
    </style:style>
    <style:style style:name="P18" style:family="paragraph" style:parent-style-name="Text_20_body">
      <style:paragraph-properties fo:margin-top="0cm" fo:margin-bottom="0cm" loext:contextual-spacing="false"/>
      <style:text-properties loext:padding="0.049cm" loext:border="0.06pt solid #d9d9e3"/>
    </style:style>
    <style:style style:name="P19" style:family="paragraph" style:parent-style-name="Text_20_body" style:list-style-name="L1">
      <style:paragraph-properties fo:margin-top="0cm" fo:margin-bottom="0cm" loext:contextual-spacing="false" fo:padding="0.049cm" fo:border="0.06pt solid #d9d9e3"/>
      <style:text-properties loext:padding="0.049cm" loext:border="0.06pt solid #d9d9e3"/>
    </style:style>
    <style:style style:name="P20" style:family="paragraph" style:parent-style-name="Text_20_body" style:list-style-name="L2">
      <style:paragraph-properties fo:margin-top="0cm" fo:margin-bottom="0cm" loext:contextual-spacing="false" fo:padding="0.049cm" fo:border="0.06pt solid #d9d9e3"/>
      <style:text-properties loext:padding="0.049cm" loext:border="0.06pt solid #d9d9e3"/>
    </style:style>
    <style:style style:name="P21" style:family="paragraph" style:parent-style-name="Text_20_body" style:list-style-name="L3">
      <style:paragraph-properties fo:margin-top="0cm" fo:margin-bottom="0cm" loext:contextual-spacing="false" fo:padding="0.049cm" fo:border="0.06pt solid #d9d9e3"/>
      <style:text-properties loext:padding="0.049cm" loext:border="0.06pt solid #d9d9e3"/>
    </style:style>
    <style:style style:name="P22" style:family="paragraph" style:parent-style-name="Text_20_body" style:list-style-name="L4">
      <style:paragraph-properties fo:margin-top="0cm" fo:margin-bottom="0cm" loext:contextual-spacing="false" fo:padding="0.049cm" fo:border="0.06pt solid #d9d9e3"/>
      <style:text-properties loext:padding="0.049cm" loext:border="0.06pt solid #d9d9e3"/>
    </style:style>
    <style:style style:name="P23" style:family="paragraph" style:parent-style-name="Text_20_body" style:list-style-name="L5">
      <style:paragraph-properties fo:margin-top="0cm" fo:margin-bottom="0cm" loext:contextual-spacing="false" fo:padding="0.049cm" fo:border="0.06pt solid #d9d9e3"/>
      <style:text-properties loext:padding="0.049cm" loext:border="0.06pt solid #d9d9e3"/>
    </style:style>
    <style:style style:name="P24" style:family="paragraph" style:parent-style-name="Text_20_body" style:list-style-name="L7">
      <style:paragraph-properties fo:margin-top="0cm" fo:margin-bottom="0cm" loext:contextual-spacing="false" fo:padding="0.049cm" fo:border="0.06pt solid #d9d9e3"/>
      <style:text-properties loext:padding="0.049cm" loext:border="0.06pt solid #d9d9e3"/>
    </style:style>
    <style:style style:name="T1" style:family="text">
      <style:text-properties loext:padding="0.049cm" loext:border="0.06pt solid #d9d9e3"/>
    </style:style>
    <style:style style:name="fr1" style:family="graphic" style:parent-style-name="Graphics">
      <style:graphic-properties fo:margin-left="0cm" fo:margin-right="0cm" fo:margin-top="0cm" fo:margin-bottom="0cm" style:vertical-pos="top" style:vertical-rel="baseline" fo:padding="0.049cm" fo:border="0.06pt solid #d9d9e3"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go detection using image processing</text:p>
      <text:p text:style-name="P2">ChatGPT</text:p>
      <text:p text:style-name="P4">Logo detection using image processing involves applying computer vision techniques to identify and locate logos within images. Here is a general outline of the steps involved in logo detection:</text:p>
      <text:list xml:id="list3210808295" text:style-name="L1">
        <text:list-item>
          <text:p text:style-name="P11"><text:span text:style-name="Strong_20_Emphasis"><text:span text:style-name="T1">Data Collection:</text:span></text:span></text:p>
          <text:list>
            <text:list-item>
              <text:p text:style-name="P19">Gather a dataset of images containing various logos that you want to detect.</text:p>
            </text:list-item>
            <text:list-item>
              <text:p text:style-name="P19">Ensure that the dataset is diverse and representative of the different variations, sizes, and orientations of logos.</text:p>
            </text:list-item>
          </text:list>
        </text:list-item>
        <text:list-item>
          <text:p text:style-name="P11"><text:span text:style-name="Strong_20_Emphasis"><text:span text:style-name="T1">Preprocessing:</text:span></text:span></text:p>
          <text:list>
            <text:list-item>
              <text:p text:style-name="P19">Resize images to a consistent size to ensure uniformity.</text:p>
            </text:list-item>
            <text:list-item>
              <text:p text:style-name="P19">Convert images to grayscale or RGB format as needed.</text:p>
            </text:list-item>
            <text:list-item>
              <text:p text:style-name="P19">Normalize pixel values to a standard range.</text:p>
            </text:list-item>
          </text:list>
        </text:list-item>
        <text:list-item>
          <text:p text:style-name="P11"><text:span text:style-name="Strong_20_Emphasis"><text:span text:style-name="T1">Feature Extraction:</text:span></text:span></text:p>
          <text:list>
            <text:list-item>
              <text:p text:style-name="P19">Use feature extraction techniques to capture relevant information from the images.</text:p>
            </text:list-item>
            <text:list-item>
              <text:p text:style-name="P19">Common techniques include Histogram of Oriented Gradients (HOG), Scale-Invariant Feature Transform (SIFT), or Convolutional Neural Networks (CNNs) for more complex features.</text:p>
            </text:list-item>
          </text:list>
        </text:list-item>
        <text:list-item>
          <text:p text:style-name="P11"><text:span text:style-name="Strong_20_Emphasis"><text:span text:style-name="T1">Training a Model:</text:span></text:span></text:p>
          <text:list>
            <text:list-item>
              <text:p text:style-name="P19">Choose a machine learning model for logo detection. Popular choices include Support Vector Machines (SVM), Random Forests, or deep learning models like Convolutional Neural Networks (CNNs).</text:p>
            </text:list-item>
            <text:list-item>
              <text:p text:style-name="P19">Split the dataset into training and testing sets.</text:p>
            </text:list-item>
            <text:list-item>
              <text:p text:style-name="P19">Train the model on the training set, using the extracted features and corresponding labels (presence or absence of logos).</text:p>
            </text:list-item>
          </text:list>
        </text:list-item>
        <text:list-item>
          <text:p text:style-name="P11"><text:span text:style-name="Strong_20_Emphasis"><text:span text:style-name="T1">Object Detection:</text:span></text:span></text:p>
          <text:list>
            <text:list-item>
              <text:p text:style-name="P19">Implement an object detection algorithm to locate logos within an image.</text:p>
            </text:list-item>
            <text:list-item>
              <text:p text:style-name="P19">Techniques like sliding window, region-based CNNs (R-CNN), or You Only Look Once (YOLO) can be used for this purpose.</text:p>
            </text:list-item>
          </text:list>
        </text:list-item>
        <text:list-item>
          <text:p text:style-name="P11"><text:span text:style-name="Strong_20_Emphasis"><text:span text:style-name="T1">Post-processing:</text:span></text:span></text:p>
          <text:list>
            <text:list-item>
              <text:p text:style-name="P19">Apply post-processing techniques to refine the results and reduce false positives.</text:p>
            </text:list-item>
            <text:list-item>
              <text:p text:style-name="P19">Techniques may include non-maximum suppression to eliminate redundant bounding boxes or setting a confidence threshold.</text:p>
            </text:list-item>
          </text:list>
        </text:list-item>
        <text:list-item>
          <text:p text:style-name="P11"><text:soft-page-break/><text:span text:style-name="Strong_20_Emphasis"><text:span text:style-name="T1">Evaluation:</text:span></text:span></text:p>
          <text:list>
            <text:list-item>
              <text:p text:style-name="P19">Evaluate the performance of your model on a separate test set using metrics such as precision, recall, and F1 score.</text:p>
            </text:list-item>
            <text:list-item>
              <text:p text:style-name="P19">Adjust the model and parameters as needed to improve performance.</text:p>
            </text:list-item>
          </text:list>
        </text:list-item>
        <text:list-item>
          <text:p text:style-name="P11"><text:span text:style-name="Strong_20_Emphasis"><text:span text:style-name="T1">Integration:</text:span></text:span></text:p>
          <text:list>
            <text:list-item>
              <text:p text:style-name="P19">Integrate the logo detection model into your application or system.</text:p>
            </text:list-item>
            <text:list-item>
              <text:p text:style-name="P19">Ensure that the model performs well on a variety of images in real-world scenarios.</text:p>
            </text:list-item>
          </text:list>
        </text:list-item>
        <text:list-item>
          <text:p text:style-name="P11"><text:span text:style-name="Strong_20_Emphasis"><text:span text:style-name="T1">Optimization:</text:span></text:span></text:p>
          <text:list>
            <text:list-item>
              <text:p text:style-name="P19">Optimize the model for speed and efficiency, especially if real-time processing is required.</text:p>
            </text:list-item>
            <text:list-item>
              <text:p text:style-name="P19">Consider techniques like model quantization or using smaller, more efficient architectures.</text:p>
            </text:list-item>
          </text:list>
        </text:list-item>
        <text:list-item>
          <text:p text:style-name="P11"><text:span text:style-name="Strong_20_Emphasis"><text:span text:style-name="T1">Continuous Improvement:</text:span></text:span></text:p>
          <text:list>
            <text:list-item>
              <text:p text:style-name="P5">Periodically update the model with new data to adapt to changes in logos or appearance variations.</text:p>
            </text:list-item>
          </text:list>
        </text:list-item>
      </text:list>
      <text:p text:style-name="P4">Remember that the success of logo detection depends on the quality and diversity of your dataset, the chosen features, and the effectiveness of your chosen model. Additionally, fine-tuning and experimentation may be necessary to achieve the desired level of accuracy and robustness.</text:p>
      <text:p text:style-name="P18"><draw:frame draw:style-name="fr1" draw:name="Image1" text:anchor-type="as-char" svg:width="0.635cm" svg:height="0.635cm" draw:z-index="0"><draw:image xlink:href="Pictures/100000000000006000000060ABE47162DA88B00A.png" xlink:type="simple" xlink:show="embed" xlink:actuate="onLoad" loext:mime-type="image/png"/><svg:title>User</svg:title></draw:frame></text:p>
      <text:p text:style-name="P18">You</text:p>
      <text:p text:style-name="P18">explain training model</text:p>
      <text:p text:style-name="P3">ChatGPT</text:p>
      <text:p text:style-name="P4">Training a model in the context of machine learning involves teaching the model to make predictions or perform a specific task by exposing it to a labeled dataset. Here is an overview of the key steps involved in training a machine learning model:</text:p>
      <text:list xml:id="list3994222994" text:style-name="L2">
        <text:list-item>
          <text:p text:style-name="P12"><text:span text:style-name="Strong_20_Emphasis"><text:span text:style-name="T1">Define the Problem:</text:span></text:span></text:p>
          <text:list>
            <text:list-item>
              <text:p text:style-name="P20">Clearly define the problem you want the model to solve. This includes specifying the type of task (classification, regression, etc.) and the desired output.</text:p>
            </text:list-item>
          </text:list>
        </text:list-item>
        <text:list-item>
          <text:p text:style-name="P12"><text:span text:style-name="Strong_20_Emphasis"><text:span text:style-name="T1">Collect and Prepare Data:</text:span></text:span></text:p>
          <text:list>
            <text:list-item>
              <text:p text:style-name="P20">Gather a dataset that includes input features and their corresponding labels. The dataset should be representative of the problem you are trying to solve.</text:p>
            </text:list-item>
            <text:list-item>
              <text:p text:style-name="P20"><text:soft-page-break/>Preprocess the data, which may involve tasks such as cleaning, handling missing values, normalizing or standardizing features, and splitting the data into training and testing sets.</text:p>
            </text:list-item>
          </text:list>
        </text:list-item>
        <text:list-item>
          <text:p text:style-name="P12"><text:span text:style-name="Strong_20_Emphasis"><text:span text:style-name="T1">Choose a Model Architecture:</text:span></text:span></text:p>
          <text:list>
            <text:list-item>
              <text:p text:style-name="P20">Select a machine learning algorithm or model architecture that is suitable for your problem. The choice of model depends on the nature of the data and the task at hand. Common choices include linear models, decision trees, support vector machines, neural networks, etc.</text:p>
            </text:list-item>
          </text:list>
        </text:list-item>
        <text:list-item>
          <text:p text:style-name="P12"><text:span text:style-name="Strong_20_Emphasis"><text:span text:style-name="T1">Define the Loss Function:</text:span></text:span></text:p>
          <text:list>
            <text:list-item>
              <text:p text:style-name="P20">The loss function quantifies how well the model is performing by measuring the difference between its predictions and the actual labels. The goal during training is to minimize this loss.</text:p>
            </text:list-item>
          </text:list>
        </text:list-item>
        <text:list-item>
          <text:p text:style-name="P12"><text:span text:style-name="Strong_20_Emphasis"><text:span text:style-name="T1">Initialize the Model:</text:span></text:span></text:p>
          <text:list>
            <text:list-item>
              <text:p text:style-name="P20">Initialize the model with random or predefined weights and biases. This step is crucial for the learning process to start.</text:p>
            </text:list-item>
          </text:list>
        </text:list-item>
        <text:list-item>
          <text:p text:style-name="P12"><text:span text:style-name="Strong_20_Emphasis"><text:span text:style-name="T1">Forward Propagation:</text:span></text:span></text:p>
          <text:list>
            <text:list-item>
              <text:p text:style-name="P20">Pass the training data through the model to obtain predictions. This is known as forward propagation.</text:p>
            </text:list-item>
          </text:list>
        </text:list-item>
        <text:list-item>
          <text:p text:style-name="P12"><text:span text:style-name="Strong_20_Emphasis"><text:span text:style-name="T1">Calculate Loss:</text:span></text:span></text:p>
          <text:list>
            <text:list-item>
              <text:p text:style-name="P20">Use the loss function to calculate the difference between the model's predictions and the true labels.</text:p>
            </text:list-item>
          </text:list>
        </text:list-item>
        <text:list-item>
          <text:p text:style-name="P12"><text:span text:style-name="Strong_20_Emphasis"><text:span text:style-name="T1">Backward Propagation:</text:span></text:span></text:p>
          <text:list>
            <text:list-item>
              <text:p text:style-name="P20">Propagate the loss backward through the model to update the model's parameters (weights and biases). This is done using an optimization algorithm, such as gradient descent, to minimize the loss.</text:p>
            </text:list-item>
          </text:list>
        </text:list-item>
        <text:list-item>
          <text:p text:style-name="P12"><text:span text:style-name="Strong_20_Emphasis"><text:span text:style-name="T1">Update Parameters:</text:span></text:span></text:p>
          <text:list>
            <text:list-item>
              <text:p text:style-name="P20">Adjust the model parameters based on the gradients calculated during backward propagation. This step iteratively improves the model's performance.</text:p>
            </text:list-item>
          </text:list>
        </text:list-item>
        <text:list-item>
          <text:p text:style-name="P12"><text:span text:style-name="Strong_20_Emphasis"><text:span text:style-name="T1">Iterative Training:</text:span></text:span></text:p>
          <text:list>
            <text:list-item>
              <text:p text:style-name="P20">Repeat the forward and backward propagation steps for multiple iterations or epochs. Each iteration is a complete pass through the entire dataset.</text:p>
            </text:list-item>
          </text:list>
        </text:list-item>
        <text:list-item>
          <text:p text:style-name="P12"><text:span text:style-name="Strong_20_Emphasis"><text:span text:style-name="T1">Validation:</text:span></text:span></text:p>
          <text:list>
            <text:list-item>
              <text:p text:style-name="P20"><text:soft-page-break/>Periodically evaluate the model's performance on a separate validation set to ensure it generalizes well to new, unseen data. Adjust hyperparameters or stop training if necessary.</text:p>
            </text:list-item>
          </text:list>
        </text:list-item>
        <text:list-item>
          <text:p text:style-name="P12"><text:span text:style-name="Strong_20_Emphasis"><text:span text:style-name="T1">Test the Model:</text:span></text:span></text:p>
          <text:list>
            <text:list-item>
              <text:p text:style-name="P20">After training is complete, assess the model's performance on a separate test set that it has never seen before. This provides a realistic estimate of how well the model will perform in a real-world scenario.</text:p>
            </text:list-item>
          </text:list>
        </text:list-item>
        <text:list-item>
          <text:p text:style-name="P12"><text:span text:style-name="Strong_20_Emphasis"><text:span text:style-name="T1">Fine-tuning and Hyperparameter Tuning:</text:span></text:span></text:p>
          <text:list>
            <text:list-item>
              <text:p text:style-name="P20">Experiment with different hyperparameters and model architectures to improve performance. This may involve adjusting learning rates, regularization parameters, or the structure of the model.</text:p>
            </text:list-item>
          </text:list>
        </text:list-item>
        <text:list-item>
          <text:p text:style-name="P12"><text:span text:style-name="Strong_20_Emphasis"><text:span text:style-name="T1">Save the Trained Model:</text:span></text:span></text:p>
          <text:list>
            <text:list-item>
              <text:p text:style-name="P6">Save the trained model's parameters so that it can be used for making predictions on new, unseen data without having to retrain from scratch.</text:p>
            </text:list-item>
          </text:list>
        </text:list-item>
      </text:list>
      <text:p text:style-name="P4">Training a model is an iterative process that requires a balance between underfitting (model too simple) and overfitting (model too complex). Monitoring the model's performance and adjusting various components during training is essential to achieve a well-performing and generalizable model.</text:p>
      <text:p text:style-name="P18"><draw:frame draw:style-name="fr1" draw:name="Image2" text:anchor-type="as-char" svg:width="0.635cm" svg:height="0.635cm" draw:z-index="1"><draw:image xlink:href="Pictures/100000000000006000000060ABE47162DA88B00A.png" xlink:type="simple" xlink:show="embed" xlink:actuate="onLoad" loext:mime-type="image/png"/><svg:title>User</svg:title></draw:frame></text:p>
      <text:p text:style-name="P18">You</text:p>
      <text:p text:style-name="P18">which need train</text:p>
      <text:p text:style-name="P3">ChatGPT</text:p>
      <text:p text:style-name="P4">Training a model is necessary when you want a machine learning system to learn patterns or relationships within data and make predictions or perform a specific task. The need for training arises in various machine learning scenarios:</text:p>
      <text:list xml:id="list3583693578" text:style-name="L3">
        <text:list-item>
          <text:p text:style-name="P13"><text:span text:style-name="Strong_20_Emphasis"><text:span text:style-name="T1">Supervised Learning:</text:span></text:span></text:p>
          <text:list>
            <text:list-item>
              <text:p text:style-name="P21">In supervised learning, the model is trained on a labeled dataset, where the input features are associated with corresponding output labels. The goal is to learn a mapping from inputs to outputs.</text:p>
            </text:list-item>
            <text:list-item>
              <text:p text:style-name="P21">Examples include classification tasks (e.g., image classification, spam detection) and regression tasks (e.g., predicting house prices).</text:p>
            </text:list-item>
          </text:list>
        </text:list-item>
        <text:list-item>
          <text:p text:style-name="P13"><text:span text:style-name="Strong_20_Emphasis"><text:span text:style-name="T1">Unsupervised Learning:</text:span></text:span></text:p>
          <text:list>
            <text:list-item>
              <text:p text:style-name="P21"><text:soft-page-break/>In unsupervised learning, the model is not provided with labeled output data. The system must identify patterns or relationships within the input data on its own.</text:p>
            </text:list-item>
            <text:list-item>
              <text:p text:style-name="P21">Examples include clustering (grouping similar data points), dimensionality reduction, and generative modeling.</text:p>
            </text:list-item>
          </text:list>
        </text:list-item>
        <text:list-item>
          <text:p text:style-name="P13"><text:span text:style-name="Strong_20_Emphasis"><text:span text:style-name="T1">Reinforcement Learning:</text:span></text:span></text:p>
          <text:list>
            <text:list-item>
              <text:p text:style-name="P21">In reinforcement learning, an agent learns to make decisions by interacting with an environment. The agent receives feedback in the form of rewards or penalties based on its actions, and the goal is to learn a policy that maximizes cumulative rewards.</text:p>
            </text:list-item>
            <text:list-item>
              <text:p text:style-name="P21">Examples include game playing (e.g., AlphaGo) and robotic control.</text:p>
            </text:list-item>
          </text:list>
        </text:list-item>
        <text:list-item>
          <text:p text:style-name="P13"><text:span text:style-name="Strong_20_Emphasis"><text:span text:style-name="T1">Transfer Learning:</text:span></text:span></text:p>
          <text:list>
            <text:list-item>
              <text:p text:style-name="P21">Transfer learning involves training a model on one task and then applying the learned knowledge to a related task. This can be beneficial when labeled data for the target task is limited.</text:p>
            </text:list-item>
            <text:list-item>
              <text:p text:style-name="P21">Examples include using pre-trained models for image recognition and fine-tuning them for a specific domain.</text:p>
            </text:list-item>
          </text:list>
        </text:list-item>
        <text:list-item>
          <text:p text:style-name="P13"><text:span text:style-name="Strong_20_Emphasis"><text:span text:style-name="T1">Online Learning:</text:span></text:span></text:p>
          <text:list>
            <text:list-item>
              <text:p text:style-name="P21">Online learning refers to training a model incrementally as new data becomes available. This is useful in scenarios where the data is constantly changing or evolving.</text:p>
            </text:list-item>
            <text:list-item>
              <text:p text:style-name="P21">Examples include real-time predictions, fraud detection, and dynamic environments.</text:p>
            </text:list-item>
          </text:list>
        </text:list-item>
        <text:list-item>
          <text:p text:style-name="P13"><text:span text:style-name="Strong_20_Emphasis"><text:span text:style-name="T1">Neural Network Training:</text:span></text:span></text:p>
          <text:list>
            <text:list-item>
              <text:p text:style-name="P21">Deep learning models, such as neural networks, require training to learn hierarchical representations of data. This involves forward and backward propagation through the network to adjust weights and biases.</text:p>
            </text:list-item>
            <text:list-item>
              <text:p text:style-name="P21">Examples include image recognition, natural language processing, and speech recognition.</text:p>
            </text:list-item>
          </text:list>
        </text:list-item>
        <text:list-item>
          <text:p text:style-name="P13"><text:span text:style-name="Strong_20_Emphasis"><text:span text:style-name="T1">Custom Model Training:</text:span></text:span></text:p>
          <text:list>
            <text:list-item>
              <text:p text:style-name="P21">If you have a specific problem or domain that requires a custom solution, you may need to train a model tailored to that problem. This involves selecting or designing an appropriate model architecture and training it on relevant data.</text:p>
            </text:list-item>
          </text:list>
        </text:list-item>
        <text:list-item>
          <text:p text:style-name="P13"><text:span text:style-name="Strong_20_Emphasis"><text:span text:style-name="T1">Adaptation to New Data:</text:span></text:span></text:p>
          <text:list>
            <text:list-item>
              <text:p text:style-name="P7">If the distribution of data changes over time or if you want the model to adapt to new patterns, periodic retraining or continuous learning may be necessary.</text:p>
            </text:list-item>
          </text:list>
        </text:list-item>
      </text:list>
      <text:p text:style-name="P4"><text:soft-page-break/>In summary, the need for training arises in various machine learning applications and paradigms, depending on the nature of the problem, the availability of labeled data, and the desired outcome. Training allows the model to learn from examples and improve its performance on tasks relevant to the given domain.</text:p>
      <text:p text:style-name="P18"><draw:frame draw:style-name="fr1" draw:name="Image3" text:anchor-type="as-char" svg:width="0.635cm" svg:height="0.635cm" draw:z-index="2"><draw:image xlink:href="Pictures/100000000000006000000060ABE47162DA88B00A.png" xlink:type="simple" xlink:show="embed" xlink:actuate="onLoad" loext:mime-type="image/png"/><svg:title>User</svg:title></draw:frame></text:p>
      <text:p text:style-name="P18">You</text:p>
      <text:p text:style-name="P18">what result we get in logo detection system</text:p>
      <text:p text:style-name="P3">ChatGPT</text:p>
      <text:p text:style-name="P4">In a logo detection system, the primary result is the ability to identify and locate logos within images. The system aims to analyze an input image and output information about the presence and possibly the location of logos present in that image. Here are the key results you can expect from a logo detection system:</text:p>
      <text:list xml:id="list3172925335" text:style-name="L4">
        <text:list-item>
          <text:p text:style-name="P14"><text:span text:style-name="Strong_20_Emphasis"><text:span text:style-name="T1">Presence or Absence of Logos:</text:span></text:span></text:p>
          <text:list>
            <text:list-item>
              <text:p text:style-name="P22">The system will indicate whether a logo is present in the given image or not. This binary result is fundamental to understanding if the brand or company's logo is visible in the provided visual content.</text:p>
            </text:list-item>
          </text:list>
        </text:list-item>
        <text:list-item>
          <text:p text:style-name="P14"><text:span text:style-name="Strong_20_Emphasis"><text:span text:style-name="T1">Bounding Box Coordinates:</text:span></text:span></text:p>
          <text:list>
            <text:list-item>
              <text:p text:style-name="P22">If the logo is detected, the system typically provides information about the location of the logo within the image. This is often represented as a bounding box, specifying the coordinates (e.g., top-left and bottom-right) of the rectangular region containing the detected logo.</text:p>
            </text:list-item>
          </text:list>
        </text:list-item>
        <text:list-item>
          <text:p text:style-name="P14"><text:span text:style-name="Strong_20_Emphasis"><text:span text:style-name="T1">Confidence Score:</text:span></text:span></text:p>
          <text:list>
            <text:list-item>
              <text:p text:style-name="P22">Many logo detection systems provide a confidence score or probability associated with the detection. This score reflects the system's level of certainty regarding the presence of a logo. Higher confidence scores indicate more reliable detections.</text:p>
            </text:list-item>
          </text:list>
        </text:list-item>
        <text:list-item>
          <text:p text:style-name="P14"><text:span text:style-name="Strong_20_Emphasis"><text:span text:style-name="T1">Multiple Logo Detection:</text:span></text:span></text:p>
          <text:list>
            <text:list-item>
              <text:p text:style-name="P22">In scenarios where an image may contain multiple logos, the system should be capable of detecting and localizing multiple instances of logos. Each detection is usually associated with its own bounding box and confidence score.</text:p>
            </text:list-item>
          </text:list>
        </text:list-item>
        <text:list-item>
          <text:p text:style-name="P14"><text:span text:style-name="Strong_20_Emphasis"><text:span text:style-name="T1">False Positive and False Negative Rates:</text:span></text:span></text:p>
          <text:list>
            <text:list-item>
              <text:p text:style-name="P22">It's important to assess the system's performance by evaluating false positives (incorrectly identifying logos that are not present) and false negatives (failing to <text:soft-page-break/>identify logos that are present). These metrics help gauge the accuracy and reliability of the logo detection system.</text:p>
            </text:list-item>
          </text:list>
        </text:list-item>
        <text:list-item>
          <text:p text:style-name="P14"><text:span text:style-name="Strong_20_Emphasis"><text:span text:style-name="T1">Visualization of Results:</text:span></text:span></text:p>
          <text:list>
            <text:list-item>
              <text:p text:style-name="P22">Some systems offer visualizations of the results, overlaying bounding boxes on the original image to highlight the detected logos. This can be useful for manual inspection and verification.</text:p>
            </text:list-item>
          </text:list>
        </text:list-item>
        <text:list-item>
          <text:p text:style-name="P14"><text:span text:style-name="Strong_20_Emphasis"><text:span text:style-name="T1">Runtime Performance:</text:span></text:span></text:p>
          <text:list>
            <text:list-item>
              <text:p text:style-name="P22">Depending on the application, the runtime performance of the logo detection system may also be a crucial result. For real-time or near-real-time applications, the speed at which the system can process and analyze images becomes essential.</text:p>
            </text:list-item>
          </text:list>
        </text:list-item>
        <text:list-item>
          <text:p text:style-name="P14"><text:span text:style-name="Strong_20_Emphasis"><text:span text:style-name="T1">Adaptability to Variations:</text:span></text:span></text:p>
          <text:list>
            <text:list-item>
              <text:p text:style-name="P22">A robust logo detection system should be capable of handling variations in logo appearance, including changes in scale, orientation, lighting conditions, and background clutter.</text:p>
            </text:list-item>
          </text:list>
        </text:list-item>
        <text:list-item>
          <text:p text:style-name="P14"><text:span text:style-name="Strong_20_Emphasis"><text:span text:style-name="T1">Integration with Applications:</text:span></text:span></text:p>
          <text:list>
            <text:list-item>
              <text:p text:style-name="P8">The result may include the integration of the logo detection system with other applications or systems. For example, the system might be designed to provide results through an API for use in larger software solutions.</text:p>
            </text:list-item>
          </text:list>
        </text:list-item>
      </text:list>
      <text:p text:style-name="P4">Overall, the success of a logo detection system is measured by its accuracy, precision, recall, and its ability to reliably identify logos in various real-world scenarios. The results obtained from the system are crucial for applications such as brand monitoring, copyright protection, and visual content analysis.</text:p>
      <text:p text:style-name="P18"><draw:frame draw:style-name="fr1" draw:name="Image4" text:anchor-type="as-char" svg:width="0.635cm" svg:height="0.635cm" draw:z-index="3"><draw:image xlink:href="Pictures/100000000000006000000060ABE47162DA88B00A.png" xlink:type="simple" xlink:show="embed" xlink:actuate="onLoad" loext:mime-type="image/png"/><svg:title>User</svg:title></draw:frame></text:p>
      <text:p text:style-name="P18">You</text:p>
      <text:p text:style-name="P18">which step give the result</text:p>
      <text:p text:style-name="P3">ChatGPT</text:p>
      <text:p text:style-name="P4">In a logo detection system, the crucial step that directly yields the result is the inference or prediction step. This step occurs after the model has been trained and is deployed to make predictions on new, unseen data (images in this case). Here's an overview of the steps leading to the result:</text:p>
      <text:list xml:id="list942010458" text:style-name="L5">
        <text:list-item>
          <text:p text:style-name="P15"><text:span text:style-name="Strong_20_Emphasis"><text:span text:style-name="T1">Data Collection and Preparation:</text:span></text:span></text:p>
          <text:list>
            <text:list-item>
              <text:p text:style-name="P23"><text:soft-page-break/>Collect a labeled dataset that includes images with logos and corresponding annotations indicating the presence and location of logos.</text:p>
            </text:list-item>
            <text:list-item>
              <text:p text:style-name="P23">Preprocess the data by resizing images, normalizing pixel values, and splitting the dataset into training and testing sets.</text:p>
            </text:list-item>
          </text:list>
        </text:list-item>
        <text:list-item>
          <text:p text:style-name="P15"><text:span text:style-name="Strong_20_Emphasis"><text:span text:style-name="T1">Feature Extraction and Model Training:</text:span></text:span></text:p>
          <text:list>
            <text:list-item>
              <text:p text:style-name="P23">Extract relevant features from the images using techniques like HOG, SIFT, or deep learning architectures.</text:p>
            </text:list-item>
            <text:list-item>
              <text:p text:style-name="P23">Train a machine learning or deep learning model using the labeled training dataset. The model learns to recognize patterns and features associated with the presence of logos.</text:p>
            </text:list-item>
          </text:list>
        </text:list-item>
        <text:list-item>
          <text:p text:style-name="P15"><text:span text:style-name="Strong_20_Emphasis"><text:span text:style-name="T1">Validation and Hyperparameter Tuning:</text:span></text:span></text:p>
          <text:list>
            <text:list-item>
              <text:p text:style-name="P23">Validate the trained model on a separate validation set to ensure it generalizes well to new data.</text:p>
            </text:list-item>
            <text:list-item>
              <text:p text:style-name="P23">Fine-tune hyperparameters or adjust the model architecture to improve performance.</text:p>
            </text:list-item>
          </text:list>
        </text:list-item>
        <text:list-item>
          <text:p text:style-name="P15"><text:span text:style-name="Strong_20_Emphasis"><text:span text:style-name="T1">Testing and Evaluation:</text:span></text:span></text:p>
          <text:list>
            <text:list-item>
              <text:p text:style-name="P23">Evaluate the model on a separate testing set to assess its performance using metrics like precision, recall, and accuracy.</text:p>
            </text:list-item>
            <text:list-item>
              <text:p text:style-name="P23">Make adjustments as needed to achieve the desired level of performance.</text:p>
            </text:list-item>
          </text:list>
        </text:list-item>
        <text:list-item>
          <text:p text:style-name="P15"><text:span text:style-name="Strong_20_Emphasis"><text:span text:style-name="T1">Inference (Prediction):</text:span></text:span></text:p>
          <text:list>
            <text:list-item>
              <text:p text:style-name="P23">Deploy the trained model to make predictions on new, unseen images.</text:p>
            </text:list-item>
            <text:list-item>
              <text:p text:style-name="P23">The model analyzes the input images and outputs predictions regarding the presence or absence of logos, along with associated bounding box coordinates and confidence scores.</text:p>
            </text:list-item>
          </text:list>
        </text:list-item>
        <text:list-item>
          <text:p text:style-name="P15"><text:span text:style-name="Strong_20_Emphasis"><text:span text:style-name="T1">Post-processing:</text:span></text:span></text:p>
          <text:list>
            <text:list-item>
              <text:p text:style-name="P23">Apply post-processing techniques to refine the model's predictions. This may include filtering out low-confidence detections or using non-maximum suppression to eliminate redundant bounding boxes.</text:p>
            </text:list-item>
          </text:list>
        </text:list-item>
        <text:list-item>
          <text:p text:style-name="P15"><text:span text:style-name="Strong_20_Emphasis"><text:span text:style-name="T1">Result:</text:span></text:span></text:p>
          <text:list>
            <text:list-item>
              <text:p text:style-name="P9">The final result is obtained from the predictions made during the inference step. This includes information about whether logos are present, the location of logos in the images (bounding box coordinates), and confidence scores associated with each detection.</text:p>
            </text:list-item>
          </text:list>
        </text:list-item>
      </text:list>
      <text:p text:style-name="P4"><text:soft-page-break/>It's important to note that the effectiveness of the result depends on the quality of the training data, the chosen model architecture, and the fine-tuning process. Regular updates and retraining of the model may be necessary to adapt to changes in logo designs or variations in visual content. Additionally, the integration of the model into a larger system or application contributes to the overall success of the logo detection system.</text:p>
      <text:p text:style-name="P18"><draw:frame draw:style-name="fr1" draw:name="Image5" text:anchor-type="as-char" svg:width="0.635cm" svg:height="0.635cm" draw:z-index="4"><draw:image xlink:href="Pictures/100000000000006000000060ABE47162DA88B00A.png" xlink:type="simple" xlink:show="embed" xlink:actuate="onLoad" loext:mime-type="image/png"/><svg:title>User</svg:title></draw:frame></text:p>
      <text:p text:style-name="P18">You</text:p>
      <text:p text:style-name="P18">inference meaning</text:p>
      <text:p text:style-name="P3">ChatGPT</text:p>
      <text:p text:style-name="P4">In the context of machine learning and artificial intelligence, "inference" refers to the process of using a trained model to make predictions or draw conclusions from new, unseen data. After a model has been trained on a labeled dataset, it learns patterns and relationships between input features and corresponding output labels. Once the training is complete, the model can be deployed for inference on new, previously unseen data.</text:p>
      <text:p text:style-name="P4">During the inference phase:</text:p>
      <text:list xml:id="list3965612277" text:style-name="L6">
        <text:list-item>
          <text:p text:style-name="P16"><text:span text:style-name="Strong_20_Emphasis"><text:span text:style-name="T1">Input Data:</text:span></text:span><text:span text:style-name="T1"> New, unlabeled data (such as images, text, or other forms of input) is provided to the trained model.</text:span></text:p>
        </text:list-item>
        <text:list-item>
          <text:p text:style-name="P16"><text:span text:style-name="Strong_20_Emphasis"><text:span text:style-name="T1">Prediction:</text:span></text:span><text:span text:style-name="T1"> The model applies the learned patterns and relationships to the input data and produces predictions or outputs. In the case of classification tasks, the model may predict the class of an object in an image, for example. In regression tasks, the model might predict a numerical value.</text:span></text:p>
        </text:list-item>
        <text:list-item>
          <text:p text:style-name="P16"><text:span text:style-name="Strong_20_Emphasis"><text:span text:style-name="T1">Output:</text:span></text:span><text:span text:style-name="T1"> The result of the inference is the model's output or prediction for the given input data.</text:span></text:p>
        </text:list-item>
      </text:list>
      <text:p text:style-name="P4">In essence, inference is the deployment phase of a machine learning model, where it is used to perform specific tasks on real-world data. This phase is distinct from the training phase, during which the model learns from a labeled dataset. Inference is a critical step in applying machine learning models to real-world problems, as it allows the model to generalize its learning and make predictions on new and unseen data.</text:p>
      <text:p text:style-name="P18"><draw:frame draw:style-name="fr1" draw:name="Image6" text:anchor-type="as-char" svg:width="0.635cm" svg:height="0.635cm" draw:z-index="5"><draw:image xlink:href="Pictures/100000000000006000000060ABE47162DA88B00A.png" xlink:type="simple" xlink:show="embed" xlink:actuate="onLoad" loext:mime-type="image/png"/><svg:title>User</svg:title></draw:frame></text:p>
      <text:p text:style-name="P18">You</text:p>
      <text:p text:style-name="P18">give machine learn architecture for logo detectio system</text:p>
      <text:p text:style-name="P3">ChatGPT</text:p>
      <text:p text:style-name="P4"><text:soft-page-break/>Designing a machine learning architecture for a logo detection system involves selecting an appropriate model that can effectively learn and recognize patterns in images. Convolutional Neural Networks (CNNs) are commonly used for image-related tasks due to their ability to capture spatial hierarchies and features. Here's a basic architecture for a logo detection system using a CNN:</text:p>
      <text:list xml:id="list1196834012" text:style-name="L7">
        <text:list-item>
          <text:p text:style-name="P17"><text:span text:style-name="Strong_20_Emphasis"><text:span text:style-name="T1">Input Layer:</text:span></text:span></text:p>
          <text:list>
            <text:list-item>
              <text:p text:style-name="P24">Accepts the input image data. The size of the input layer is determined by the dimensions of the input images.</text:p>
            </text:list-item>
          </text:list>
        </text:list-item>
        <text:list-item>
          <text:p text:style-name="P17"><text:span text:style-name="Strong_20_Emphasis"><text:span text:style-name="T1">Convolutional Layers:</text:span></text:span></text:p>
          <text:list>
            <text:list-item>
              <text:p text:style-name="P24">Stack multiple convolutional layers to capture hierarchical features in the input images. Each convolutional layer consists of filters that convolve over the input, extracting local patterns.</text:p>
            </text:list-item>
          </text:list>
        </text:list-item>
        <text:list-item>
          <text:p text:style-name="P17"><text:span text:style-name="Strong_20_Emphasis"><text:span text:style-name="T1">Activation Function (e.g., ReLU):</text:span></text:span></text:p>
          <text:list>
            <text:list-item>
              <text:p text:style-name="P24">Apply an activation function (commonly Rectified Linear Unit, ReLU) after each convolutional layer to introduce non-linearity and enable the network to learn complex patterns.</text:p>
            </text:list-item>
          </text:list>
        </text:list-item>
        <text:list-item>
          <text:p text:style-name="P17"><text:span text:style-name="Strong_20_Emphasis"><text:span text:style-name="T1">Pooling Layers:</text:span></text:span></text:p>
          <text:list>
            <text:list-item>
              <text:p text:style-name="P24">Insert pooling layers (e.g., max pooling) to downsample the spatial dimensions of the feature maps and reduce the computational load.</text:p>
            </text:list-item>
          </text:list>
        </text:list-item>
        <text:list-item>
          <text:p text:style-name="P17"><text:span text:style-name="Strong_20_Emphasis"><text:span text:style-name="T1">Flatten Layer:</text:span></text:span></text:p>
          <text:list>
            <text:list-item>
              <text:p text:style-name="P24">Flatten the output from the last pooling layer to transform it into a vector. This prepares the data for input to fully connected layers.</text:p>
            </text:list-item>
          </text:list>
        </text:list-item>
        <text:list-item>
          <text:p text:style-name="P17"><text:span text:style-name="Strong_20_Emphasis"><text:span text:style-name="T1">Fully Connected Layers:</text:span></text:span></text:p>
          <text:list>
            <text:list-item>
              <text:p text:style-name="P24">Connect the flattened vector to one or more fully connected layers. These layers learn global patterns and relationships in the feature representations.</text:p>
            </text:list-item>
          </text:list>
        </text:list-item>
        <text:list-item>
          <text:p text:style-name="P17"><text:span text:style-name="Strong_20_Emphasis"><text:span text:style-name="T1">Output Layer:</text:span></text:span></text:p>
          <text:list>
            <text:list-item>
              <text:p text:style-name="P24">The output layer produces the final predictions. For logo detection, the output layer may consist of multiple nodes (one for each class, e.g., "logo" and "non-logo") with a suitable activation function (e.g., softmax for multi-class classification).</text:p>
            </text:list-item>
          </text:list>
        </text:list-item>
        <text:list-item>
          <text:p text:style-name="P17"><text:span text:style-name="Strong_20_Emphasis"><text:span text:style-name="T1">Loss Function:</text:span></text:span></text:p>
          <text:list>
            <text:list-item>
              <text:p text:style-name="P24"><text:soft-page-break/>Define a loss function that measures the difference between the model's predictions and the actual labels in the training data. Common choices include categorical cross-entropy for classification tasks.</text:p>
            </text:list-item>
          </text:list>
        </text:list-item>
        <text:list-item>
          <text:p text:style-name="P17"><text:span text:style-name="Strong_20_Emphasis"><text:span text:style-name="T1">Optimizer:</text:span></text:span></text:p>
          <text:list>
            <text:list-item>
              <text:p text:style-name="P24">Use an optimizer (e.g., stochastic gradient descent, Adam) to minimize the loss function during training. This step involves adjusting the model's parameters (weights and biases) to improve its performance.</text:p>
            </text:list-item>
          </text:list>
        </text:list-item>
        <text:list-item>
          <text:p text:style-name="P17"><text:span text:style-name="Strong_20_Emphasis"><text:span text:style-name="T1">Training:</text:span></text:span></text:p>
          <text:list>
            <text:list-item>
              <text:p text:style-name="P24">Train the model on a labeled dataset of images with logos and without logos. The training process involves iteratively feeding batches of images through the network, computing the loss, and adjusting the model parameters.</text:p>
            </text:list-item>
          </text:list>
        </text:list-item>
        <text:list-item>
          <text:p text:style-name="P17"><text:span text:style-name="Strong_20_Emphasis"><text:span text:style-name="T1">Validation and Hyperparameter Tuning:</text:span></text:span></text:p>
          <text:list>
            <text:list-item>
              <text:p text:style-name="P24">Validate the model on a separate dataset to assess its generalization performance. Fine-tune hyperparameters as needed.</text:p>
            </text:list-item>
          </text:list>
        </text:list-item>
        <text:list-item>
          <text:p text:style-name="P17"><text:span text:style-name="Strong_20_Emphasis"><text:span text:style-name="T1">Testing and Inference:</text:span></text:span></text:p>
          <text:list>
            <text:list-item>
              <text:p text:style-name="P10">Evaluate the trained model on a test set to assess its performance on new, unseen data. Deploy the model for logo detection on real-world images during the inference phase.</text:p>
            </text:list-item>
          </text:list>
        </text:list-item>
      </text:list>
      <text:p text:style-name="P4">This architecture represents a basic CNN for logo detection. Depending on the specific requirements of your application, you may need to experiment with the architecture, adjust hyperparameters, or consider more advanced techniques, such as transfer learning using pre-trained models on large image datasets. Additionally, post-processing steps (e.g., non-maximum suppression) can be applied during inference to refine the model's predictions.</text:p>
      <text:p text:style-name="P18"/>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22T12:20:04.490756129</meta:creation-date>
    <dc:date>2023-12-22T12:22:15.709921674</dc:date>
    <meta:editing-duration>PT2M12S</meta:editing-duration>
    <meta:editing-cycles>1</meta:editing-cycles>
    <meta:document-statistic meta:table-count="0" meta:image-count="6" meta:object-count="0" meta:page-count="11" meta:paragraph-count="187" meta:word-count="2997" meta:character-count="19211" meta:non-whitespace-character-count="16541"/>
    <meta:generator>LibreOffice/6.4.7.2$Linux_X86_64 LibreOffice_project/40$Build-2</meta:generator>
  </office:meta>
</office:document-meta>
</file>